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0.449cm" fo:min-width="1.152cm"/>
    </style:style>
    <style:style style:name="gr5" style:family="graphic" style:parent-style-name="Object_20_with_20_no_20_fill_20_and_20_no_20_line">
      <style:graphic-properties draw:stroke="solid" svg:stroke-linecap="round" draw:fill="solid" draw:fill-color="#99ccff"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ccff"/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="solid" draw:fill-color="#99ccff"/>
      <style:paragraph-properties fo:text-align="center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429cm" svg:height="5.08cm" svg:x="2.778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081cm" svg:height="5.08cm" svg:x="6.207cm" svg:y="5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116cm" svg:x="10.063cm" svg:y="2.17cm">
          <text:p text:style-name="P2">Engine.<text:span text:style-name="T1">strea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0.063cm" svg:y1="2.728cm" svg:x2="4.492cm" svg:y2="5.572cm" draw:start-shape="id1" draw:start-glue-point="3" draw:end-shape="id2" draw:end-glue-point="0" svg:d="M10063 2728c-3714 0-5571 948-5571 2844" svg:viewBox="0 0 5572 2845">
          <text:p/>
        </draw:connector>
        <draw:connector draw:style-name="gr3" draw:text-style-name="P3" draw:layer="layout" draw:type="curve" draw:line-skew="-0.849cm" svg:x1="5.518cm" svg:y1="6.743cm" svg:x2="10.063cm" svg:y2="4.125cm" draw:start-shape="id3" draw:start-glue-point="1" draw:end-shape="id4" svg:d="M5518 6743c2136 0-136-2618 4545-2618" svg:viewBox="0 0 4546 2619">
          <text:p/>
        </draw:connector>
        <draw:connector draw:style-name="gr3" draw:text-style-name="P3" draw:layer="layout" draw:type="curve" svg:x1="8.208cm" svg:y1="5.983cm" svg:x2="10.063cm" svg:y2="4.125cm" draw:start-shape="id5" draw:start-glue-point="0" draw:end-shape="id4" draw:end-glue-point="3" svg:d="M8208 5983c0-1239 618-1858 1855-1858" svg:viewBox="0 0 1856 1859">
          <text:p/>
        </draw:connector>
        <draw:custom-shape draw:style-name="gr2" draw:text-style-name="P1" xml:id="id4" draw:id="id4" draw:layer="layout" svg:width="5.08cm" svg:height="1.678cm" svg:x="10.063cm" svg:y="3.286cm">
          <text:p text:style-name="P2">Engine.<text:span text:style-name="T1">ev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5.143cm" svg:y1="4.125cm" svg:x2="17.337cm" svg:y2="5.979cm" draw:start-shape="id4" draw:start-glue-point="1" draw:end-shape="id6" draw:end-glue-point="0" svg:d="M15143 4125c1463 0 2194 618 2194 1854" svg:viewBox="0 0 2195 1855">
          <text:p/>
        </draw:connector>
        <draw:connector draw:style-name="gr3" draw:text-style-name="P3" draw:layer="layout" draw:type="curve" svg:x1="15.759cm" svg:y1="6.639cm" svg:x2="14.208cm" svg:y2="6.652cm" draw:start-shape="id6" draw:start-glue-point="3" draw:end-shape="id7" draw:end-glue-point="7" svg:d="M15759 6639c-1162 0-387 13-1551 13" svg:viewBox="0 0 1552 14">
          <text:p/>
        </draw:connector>
        <draw:connector draw:style-name="gr3" draw:text-style-name="P3" draw:layer="layout" draw:type="curve" svg:x1="10.906cm" svg:y1="6.652cm" svg:x2="9.401cm" svg:y2="6.643cm" draw:start-shape="id7" draw:start-glue-point="5" draw:end-shape="id5" draw:end-glue-point="1" svg:d="M10906 6652c-1128 0-376-9-1505-9" svg:viewBox="0 0 1506 10">
          <text:p/>
        </draw:connector>
        <draw:connector draw:style-name="gr3" draw:text-style-name="P3" draw:layer="layout" draw:type="curve" svg:x1="12.557cm" svg:y1="7.35cm" svg:x2="12.546cm" svg:y2="9.89cm" draw:start-shape="id7" draw:start-glue-point="6" draw:end-shape="id8" draw:end-glue-point="0" svg:d="M12557 7350c0 1905-11 635-11 2540" svg:viewBox="0 0 12 2541">
          <text:p/>
        </draw:connector>
        <draw:custom-shape draw:style-name="gr4" draw:text-style-name="P5" xml:id="id7" draw:id="id7" draw:layer="layout" svg:width="3.302cm" svg:height="1.397cm" svg:x="10.906cm" svg:y="5.953cm">
          <text:p text:style-name="P4"><text:span text:style-name="T1">lim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xml:id="id3" draw:id="id3" draw:layer="layout" svg:width="2.251cm" svg:height="1.321cm" svg:x="3.267cm" svg:y="6.0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xml:id="id5" draw:id="id5" draw:layer="layout" svg:width="2.386cm" svg:height="1.321cm" svg:x="7.015cm" svg:y="5.98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xml:id="id6" draw:id="id6" draw:layer="layout" svg:width="3.156cm" svg:height="1.321cm" svg:x="15.759cm" svg:y="5.97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6" xml:id="id8" draw:id="id8" draw:layer="layout" svg:width="3.026cm" svg:height="1.321cm" svg:x="11.033cm" svg:y="9.8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7" draw:layer="layout" svg:width="5.15cm" svg:height="0.962cm" svg:x="3.313cm" svg:y="9.109cm">
          <draw:text-box>
            <text:p><text:span text:style-name="T1">EvolutionStream</text:span></text:p>
          </draw:text-box>
        </draw:frame>
        <draw:frame draw:style-name="gr7" draw:text-style-name="P7" draw:layer="layout" svg:width="2.297cm" svg:height="0.962cm" svg:x="12.737cm" svg:y="7.982cm">
          <draw:text-box>
            <text:p><text:span text:style-name="T1">coll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1:01:01.969482984</meta:creation-date>
    <meta:generator>LibreOffice/5.4.1.2$Linux_X86_64 LibreOffice_project/40m0$Build-2</meta:generator>
    <dc:date>2017-10-29T19:59:46.191951315</dc:date>
    <meta:editing-duration>PT1H20M38S</meta:editing-duration>
    <meta:editing-cycles>17</meta:editing-cycles>
    <meta:document-statistic meta:object-count="18"/>
  </office:meta>
</office:document-meta>
</file>

<file path=Object 1/content.xml><?xml version="1.0" encoding="utf-8"?>
<math xmlns="http://www.w3.org/1998/Math/MathML" display="block">
  <semantics>
    <msub>
      <mi>E</mi>
      <mrow>
        <mi>S</mi>
        <mrow>
          <mo fence="true" stretchy="false">(</mo>
          <mrow>
            <mn>0</mn>
          </mrow>
          <mo fence="true" stretchy="false">)</mo>
        </mrow>
      </mrow>
    </msub>
    <annotation encoding="StarMath 5.0">E_{S(0)}</annotation>
  </semantics>
</math>
</file>

<file path=Object 2/content.xml><?xml version="1.0" encoding="utf-8"?>
<math xmlns="http://www.w3.org/1998/Math/MathML" display="block">
  <semantics>
    <msub>
      <mi>E</mi>
      <mrow>
        <mi>S</mi>
        <mrow>
          <mo fence="true" stretchy="false">(</mo>
          <mrow>
            <mi>G</mi>
          </mrow>
          <mo fence="true" stretchy="false">)</mo>
        </mrow>
      </mrow>
    </msub>
    <annotation encoding="StarMath 5.0">E_{S(G)}</annotation>
  </semantics>
</math>
</file>

<file path=Object 3/content.xml><?xml version="1.0" encoding="utf-8"?>
<math xmlns="http://www.w3.org/1998/Math/MathML" display="block">
  <semantics>
    <msub>
      <mi>E</mi>
      <mrow>
        <mi>R</mi>
        <mrow>
          <mo fence="true" stretchy="false">(</mo>
          <mrow>
            <mrow>
              <mi>G</mi>
              <mo stretchy="false">+</mo>
              <mn>1</mn>
            </mrow>
          </mrow>
          <mo fence="true" stretchy="false">)</mo>
        </mrow>
      </mrow>
    </msub>
    <annotation encoding="StarMath 5.0">E_{R(G+1)}</annotation>
  </semantics>
</math>
</file>

<file path=Object 4/content.xml><?xml version="1.0" encoding="utf-8"?>
<math xmlns="http://www.w3.org/1998/Math/MathML" display="block">
  <semantics>
    <msub>
      <mi>E</mi>
      <mrow>
        <mi>R</mi>
        <mrow>
          <mo fence="true" stretchy="false">(</mo>
          <mrow>
            <mi mathvariant="italic">best</mi>
          </mrow>
          <mo fence="true" stretchy="false">)</mo>
        </mrow>
      </mrow>
    </msub>
    <annotation encoding="StarMath 5.0">E_{R(best)}</annotation>
  </semantics>
</math>
</file>